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624cm"/>
    </style:style>
    <style:style style:name="co4" style:family="table-column">
      <style:table-column-properties fo:break-before="auto" style:column-width="4.292cm"/>
    </style:style>
    <style:style style:name="co5" style:family="table-column">
      <style:table-column-properties fo:break-before="auto" style:column-width="8.5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IN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1">
          <table:table-cell table:style-name="ce2"/>
          <table:table-cell table:style-name="ce5"/>
          <table:table-cell/>
        </table:table-row>
        <table:table-row table:style-name="ro2">
          <table:table-cell table:style-name="ce3" office:value-type="string">
            <text:p><text:a xlink:href="http://www.leetcode.com/2011/07/lowest-common-ancestor-of-a-binary-tree-part-ii.html">Lowest Common Ancestor of a Binary Tree Part II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1/07/lowest-common-ancestor-of-a-binary-tree-part-i.html">Lowest Common Ancestor of a Binary Tree Part I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1/07/lowest-common-ancestor-of-a-binary-search-tree.html">Lowest Common Ancestor of a Binary Search Tree (BST)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1/04/construct-binary-tree-from-inorder-and-preorder-postorder-traversal.html">Construct Binary Tree From Inorder and Preorder/Postorder Traversal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11/convert-binary-search-tree-bst-to.html">Convert Binary Search Tree (BST) to Sorted Doubly-Linked List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11/convert-sorted-list-to-balanced-binary.html">Convert Sorted List to Balanced Binary Search Tree (BST)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11/convert-sorted-array-into-balanced.html">Convert Sorted Array to Balanced Binary Search Tree (BST)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11/largest-binary-search-tree-bst-in_22.html">Largest Binary Search Tree (BST) in a Binary Tree</text:a></text:p>
          </table:table-cell>
          <table:table-cell table:style-name="ce6"/>
          <table:table-cell/>
        </table:table-row>
        <table:table-row table:style-name="ro2">
          <table:table-cell table:style-name="ce4" office:value-type="string">
            <text:p><text:a xlink:href="http://www.leetcode.com/2010/11/largest-binary-search-tree-bst-in.html">Largest Subtree Which is a Binary Search Tree (BST)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10/binary-tree-post-order-traversal.html">Binary Tree Post-Order Traversal Iterative Solution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10/print-edge-nodes-boundary-of-binary.html">Print Edge Nodes (Boundary) of a Binary Tree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9/serializationdeserialization-of-binary.html">Serialization/Deserialization of a Binary Tree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9/saving-binary-search-tree-to-file.html">Saving a Binary Search Tree to a File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9/how-to-pretty-print-binary-tree.html">How to Pretty Print a Binary Tree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9/printing-binary-tree-in-zig-zag-level_18.html">Printing a Binary Tree in Zig Zag Level-Order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9/binary-tree-level-order-traversal-using_17.html">Binary Tree Level-Order Traversal Using Depth First Search (DFS)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9/printing-binary-tree-in-level-order.html">Printing a Binary Tree in Level Order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9/determine-if-binary-tree-is-binary.html">Determine if a Binary Tree is a Binary Search Tree (BST)</text:a></text:p>
          </table:table-cell>
          <table:table-cell table:style-name="ce6"/>
          <table:table-cell/>
        </table:table-row>
        <table:table-row table:style-name="ro2">
          <table:table-cell table:style-name="ce4" office:value-type="string">
            <text:p><text:a xlink:href="http://www.leetcode.com/2010/04/maximum-height-of-binary-tree.html">Maximum Height (Depth) of a Binary Tree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3/first-on-site-technical-interview.html">A binary tree problem – Populating next right pointers in each node</text:a></text:p>
          </table:table-cell>
          <table:table-cell table:style-name="ce6"/>
          <table:table-cell/>
        </table:table-row>
        <table:table-row table:style-name="ro2" table:number-rows-repeated="6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20/12/2012</text:date>, <text:time>13:0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jas </meta:initial-creator>
    <meta:creation-date>2012-11-19T18:06:14</meta:creation-date>
    <dc:date>2012-12-20T13:07:41</dc:date>
    <dc:creator>Tejas </dc:creator>
    <meta:editing-duration>PT00H13M36S</meta:editing-duration>
    <meta:editing-cycles>8</meta:editing-cycles>
    <meta:generator>OpenOffice.org/3.2$Linux OpenOffice.org_project/320m12$Build-9483</meta:generator>
    <meta:document-statistic meta:table-count="3" meta:cell-count="23" meta:object-count="0"/>
  </office:meta>
</office:document-meta>
</file>